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rsid="001a43db" officeooo:paragraph-rsid="001a43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alaire Titouan NICOT = 600</text:p>
      <text:p text:style-name="P1">Salaire Titouan MAGNIN = 500</text:p>
      <text:p text:style-name="P1">Salaire Julien OUDOT = 550</text:p>
      <text:p text:style-name="P1"/>
      <text:p text:style-name="P1"/>
      <text:p text:style-name="P1">Jours =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8T10:03:41.256780901</meta:creation-date>
    <dc:date>2022-04-08T10:09:56.112910553</dc:date>
    <meta:editing-duration>PT6M15S</meta:editing-duration>
    <meta:editing-cycles>1</meta:editing-cycles>
    <meta:document-statistic meta:table-count="0" meta:image-count="0" meta:object-count="0" meta:page-count="1" meta:paragraph-count="4" meta:word-count="17" meta:character-count="88" meta:non-whitespace-character-count="75"/>
    <meta:generator>LibreOffice/7.0.4.2$Linux_X86_64 LibreOffice_project/00$Build-2</meta:generator>
  </office:meta>
</office:document-meta>
</file>